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monospace" fo:font-size="9.7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000000" loext:opacity="100%" style:font-name="monospace" fo:font-size="9.75pt" fo:letter-spacing="normal" fo:font-style="normal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rfc-editor.org/rfc/rfc6749#section-6" text:style-name="Internet_20_link" text:visited-style-name="Visited_20_Internet_20_Link"><text:bookmark text:name="section-6"/><text:span text:style-name="T1">6</text:span></text:a><text:span text:style-name="T2">. <text:s/>Refreshing an Access Token</text:span></text:p>
      <text:p text:style-name="Standard"/>
      <text:p text:style-name="Text_20_body">Bu bölüm, bir istemcinin mevcut bir erişim belirtecinin süresi dolduğunda veya yenilenmesi gerektiğinde, <text:span text:style-name="Strong_20_Emphasis">refresh token</text:span> kullanarak yeni bir erişim belirteci talep etme sürecini açıklamaktadır.</text:p>
      <text:p text:style-name="Horizontal_20_Line"/>
      <text:h text:style-name="Heading_20_3" text:outline-level="3">Yenileme Talebi (Refresh Request)</text:h>
      <text:p text:style-name="Text_20_body">İstemci, yeni bir erişim belirteci almak için bir <text:span text:style-name="Strong_20_Emphasis">refresh token</text:span> kullanır ve aşağıdaki parametreleri içeren bir HTTP isteği yapar. İstek, <text:span text:style-name="Source_20_Text">application/x-www-form-urlencoded</text:span> formatında ve <text:span text:style-name="Strong_20_Emphasis">UTF-8</text:span> karakter kodlamasıyla gönderilir.</text:p>
      <text:p text:style-name="Horizontal_20_Line"/>
      <text:h text:style-name="Heading_20_4" text:outline-level="4"><text:span text:style-name="Strong_20_Emphasis">Talep Parametreleri</text:span></text:h>
      <text:list text:style-name="L1">
        <text:list-item>
          <text:p text:style-name="P4"><text:span text:style-name="Strong_20_Emphasis">grant_type (Zorunlu):</text:span></text:p>
          <text:list>
            <text:list-item>
              <text:p text:style-name="P5">Değeri <text:span text:style-name="Strong_20_Emphasis">"refresh_token"</text:span> olarak ayarlanmalıdır.</text:p>
            </text:list-item>
            <text:list-item>
              <text:p text:style-name="P5">Bu, talebin bir yenileme talebi olduğunu belirtir.</text:p>
            </text:list-item>
          </text:list>
        </text:list-item>
        <text:list-item>
          <text:p text:style-name="P4"><text:span text:style-name="Strong_20_Emphasis">refresh_token (Zorunlu):</text:span></text:p>
          <text:list>
            <text:list-item>
              <text:p text:style-name="P5">Daha önce istemciye verilen refresh token.</text:p>
            </text:list-item>
            <text:list-item>
              <text:p text:style-name="P5">Bu, yeni bir erişim belirteci almak için kullanılır.</text:p>
            </text:list-item>
          </text:list>
        </text:list-item>
        <text:list-item>
          <text:p text:style-name="P4"><text:span text:style-name="Strong_20_Emphasis">scope (Opsiyonel):</text:span></text:p>
          <text:list>
            <text:list-item>
              <text:p text:style-name="P5">Talep edilen erişim kapsamı (isteğe bağlıdır).</text:p>
            </text:list-item>
            <text:list-item>
              <text:p text:style-name="P5">Kaynak sahibinin başlangıçta verdiği kapsam dışında bir kapsam talep edilemez.</text:p>
            </text:list-item>
            <text:list-item>
              <text:p text:style-name="P4">Eğer belirtilmezse, başlangıçta verilen kapsam varsayılan olarak kullanılır.</text:p>
            </text:list-item>
          </text:list>
        </text:list-item>
      </text:list>
      <text:p text:style-name="Horizontal_20_Line"/>
      <text:h text:style-name="Heading_20_3" text:outline-level="3">Refresh Token Güvenliği</text:h>
      <text:list text:style-name="L2">
        <text:list-item>
          <text:p text:style-name="P7"><text:span text:style-name="Strong_20_Emphasis">Refresh token</text:span>, uzun süre geçerli olan bir kimlik bilgisi olduğu için, yalnızca token'ı alan istemciyle bağlantılıdır.</text:p>
        </text:list-item>
        <text:list-item>
          <text:p text:style-name="P6">İstemci tipi "confidential" ise veya istemciye kimlik doğrulama bilgileri verildiyse (örneğin istemci kimlik bilgileri), istemci yetkilendirme sunucusuyla kimlik doğrulaması yapmalıdır.</text:p>
        </text:list-item>
      </text:list>
      <text:p text:style-name="Horizontal_20_Line"/>
      <text:h text:style-name="Heading_20_3" text:outline-level="3">Örnek HTTP Yenileme Talebi</text:h>
      <text:p text:style-name="Text_20_body">Aşağıda, bir istemcinin güvenli bir bağlantı üzerinden yaptığı örnek yenileme talebi verilmiştir:</text:p>
      <text:p text:style-name="Standard"/>
      <text:p text:style-name="P3"><text:span text:style-name="Source_20_Text">POST /token HTTP/1.1</text:span></text:p>
      <text:p text:style-name="P3"><text:span text:style-name="Source_20_Text">Host: server.example.com</text:span></text:p>
      <text:p text:style-name="P3"><text:span text:style-name="Source_20_Text">Authorization: Basic czZCaGRSa3F0MzpnWDFmQmF0M2JW</text:span></text:p>
      <text:p text:style-name="P3"><text:span text:style-name="Source_20_Text">Content-Type: application/x-www-form-urlencoded</text:span></text:p>
      <text:p text:style-name="P3"/>
      <text:p text:style-name="P1"><text:span text:style-name="Source_20_Text">grant_type=refresh_token&amp;refresh_token=tGzv3JOkF0XG5Qx2TlKWIA</text:span></text:p>
      <text:h text:style-name="Heading_20_4" text:outline-level="4"><text:soft-page-break/>Detaylar:</text:h>
      <text:list text:style-name="L3">
        <text:list-item>
          <text:p text:style-name="P9"><text:span text:style-name="Strong_20_Emphasis">Authorization Header:</text:span></text:p>
          <text:list>
            <text:list-item>
              <text:p text:style-name="P9">İstemci kimlik doğrulama bilgilerini içerir (örneğin, Base64 ile kodlanmış istemci kimliği ve istemci sırrı).</text:p>
            </text:list-item>
          </text:list>
        </text:list-item>
        <text:list-item>
          <text:p text:style-name="P8"><text:span text:style-name="Strong_20_Emphasis">grant_type ve refresh_token:</text:span> Talebin içeriğinde gönderilir.</text:p>
        </text:list-item>
      </text:list>
      <text:p text:style-name="Horizontal_20_Line"/>
      <text:h text:style-name="Heading_20_3" text:outline-level="3">Yetkilendirme Sunucusunun Sorumlulukları</text:h>
      <text:p text:style-name="Text_20_body">Yetkilendirme sunucusu, yenileme talebi sırasında aşağıdaki adımları takip etmelidir:</text:p>
      <text:list text:style-name="L4">
        <text:list-item>
          <text:p text:style-name="P10"><text:span text:style-name="Strong_20_Emphasis">İstemci Kimlik Doğrulaması:</text:span></text:p>
          <text:list>
            <text:list-item>
              <text:p text:style-name="P11">Confidential istemciler ve kimlik bilgileri verilen istemciler için kimlik doğrulama yapılmalıdır.</text:p>
            </text:list-item>
            <text:list-item>
              <text:p text:style-name="P11">Refresh token'ın doğrulanan istemciye ait olduğundan emin olunmalıdır.</text:p>
            </text:list-item>
          </text:list>
        </text:list-item>
        <text:list-item>
          <text:p text:style-name="P10"><text:span text:style-name="Strong_20_Emphasis">Refresh Token Doğrulaması:</text:span></text:p>
          <text:list>
            <text:list-item>
              <text:p text:style-name="P11">Sağlanan refresh token geçerli ve yetkilendirilmiş olmalıdır.</text:p>
            </text:list-item>
          </text:list>
        </text:list-item>
        <text:list-item>
          <text:p text:style-name="P10"><text:span text:style-name="Strong_20_Emphasis">Erişim Belirtecini Yenileme:</text:span></text:p>
          <text:list>
            <text:list-item>
              <text:p text:style-name="P10">Eğer talep geçerliyse, istemciye yeni bir erişim belirteci verilmelidir.</text:p>
            </text:list-item>
          </text:list>
        </text:list-item>
      </text:list>
      <text:p text:style-name="Horizontal_20_Line"/>
      <text:h text:style-name="Heading_20_3" text:outline-level="3">Yeni Refresh Token Verme Seçeneği</text:h>
      <text:list text:style-name="L5">
        <text:list-item>
          <text:p text:style-name="P12">Yetkilendirme sunucusu, istemciye yeni bir refresh token sağlayabilir.</text:p>
          <text:list>
            <text:list-item>
              <text:p text:style-name="P13"><text:span text:style-name="Strong_20_Emphasis">Yeni refresh token verilirse:</text:span> İstemci eski refresh token'ı iptal etmeli ve yeni token'ı kullanmalıdır.</text:p>
            </text:list-item>
            <text:list-item>
              <text:p text:style-name="P13"><text:span text:style-name="Strong_20_Emphasis">Eski refresh token iptali:</text:span> Yeni bir refresh token sağlanırsa, sunucu eski refresh token'ı iptal edebilir.</text:p>
            </text:list-item>
          </text:list>
        </text:list-item>
        <text:list-item>
          <text:p text:style-name="P12"><text:span text:style-name="Strong_20_Emphasis">Yeni Token'ın Kapsamı:</text:span></text:p>
          <text:list>
            <text:list-item>
              <text:p text:style-name="P12">Yeni refresh token verilirse, istemci tarafından sağlanan refresh token'ın kapsamı ile aynı olmalıdır.</text:p>
            </text:list-item>
          </text:list>
        </text:list-item>
      </text:list>
      <text:p text:style-name="Horizontal_20_Line"/>
      <text:h text:style-name="Heading_20_3" text:outline-level="3">Hata Durumları</text:h>
      <text:p text:style-name="Text_20_body">Eğer:</text:p>
      <text:list text:style-name="L6">
        <text:list-item>
          <text:p text:style-name="P15">Talep doğrulama başarısız olursa,</text:p>
        </text:list-item>
        <text:list-item>
          <text:p text:style-name="P15">Refresh token geçersizse,</text:p>
        </text:list-item>
        <text:list-item>
          <text:p text:style-name="P14">İstemci kimlik doğrulaması yapılamazsa, <text:span text:style-name="Strong_20_Emphasis">yetkilendirme sunucusu</text:span>, bir hata yanıtı döner .</text:p>
        </text:list-item>
      </text:list>
      <text:p text:style-name="Horizontal_20_Line"/>
      <text:h text:style-name="Heading_20_3" text:outline-level="3">Özet</text:h>
      <text:p text:style-name="Text_20_body"><text:span text:style-name="Strong_20_Emphasis">Refresh token</text:span>, istemcinin kaynak sahibinin yeniden müdahalesine gerek kalmadan yeni bir erişim belirteci talep etmesini sağlar. Bu süreç, güvenlik açısından dikkatle yönetilmeli, istemci kimlik <text:soft-page-break/>doğrulaması ve refresh token doğrulaması kesinlikle yapılmalıdır. Sunucu, refresh token'ın yanlış kullanılmasını önlemek için belirli durumlarda yeni bir refresh token verme ve eski token'ı iptal etme mekanizması sağlayabili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8:42:25.492340092</meta:creation-date>
    <dc:date>2025-01-26T19:27:33.886780823</dc:date>
    <meta:editing-duration>PT45M8S</meta:editing-duration>
    <meta:editing-cycles>1</meta:editing-cycles>
    <meta:document-statistic meta:table-count="0" meta:image-count="0" meta:object-count="0" meta:page-count="3" meta:paragraph-count="51" meta:word-count="424" meta:character-count="3361" meta:non-whitespace-character-count="3017"/>
    <meta:generator>LibreOffice/7.4.7.2$Linux_X86_64 LibreOffice_project/40$Build-2</meta:generator>
  </office:meta>
</office:document-meta>
</file>